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6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0" table:number-columns-repeated="5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0" table:number-columns-repeated="235"/>
        <table:table-column table:style-name="ACOL-0" table:number-columns-repeated="4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420</text:p>
          </table:table-cell>
          <table:table-cell table:style-name="ACE-1" office:value-type="float" office:value="61.490000000000002">
            <text:p>61.49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6570">
            <text:p>657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hiatella arctica</text:p>
          </table:table-cell>
          <table:table-cell table:style-name="ACE-1" table:formula="of:=IF([.H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312</text:p>
          </table:table-cell>
          <table:table-cell table:style-name="ACE-1" office:value-type="float" office:value="61.600000000000001">
            <text:p>61.6</text:p>
          </table:table-cell>
          <table:table-cell table:style-name="ACE-1" office:value-type="float" office:value="-77.299999999999997">
            <text:p>−77.3</text:p>
          </table:table-cell>
          <table:table-cell table:style-name="ACE-1" office:value-type="float" office:value="6510">
            <text:p>651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ytilus edulis</text:p>
          </table:table-cell>
          <table:table-cell table:style-name="ACE-1" table:formula="of:=IF([.H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3.400000000000006">
            <text:p>73.4</text:p>
          </table:table-cell>
          <table:table-cell table:style-name="ACE-1" office:value-type="float" office:value="3.8999999999999999">
            <text:p>3.9</text:p>
          </table:table-cell>
          <table:table-cell table:style-name="ACE-1" office:value-type="float" office:value="3.8999999999999999">
            <text:p>3.9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344</text:p>
          </table:table-cell>
          <table:table-cell table:style-name="ACE-1" office:value-type="float" office:value="61.729999999999997">
            <text:p>61.73</text:p>
          </table:table-cell>
          <table:table-cell table:style-name="ACE-1" office:value-type="float" office:value="-77.799999999999997">
            <text:p>−77.8</text:p>
          </table:table-cell>
          <table:table-cell table:style-name="ACE-1" office:value-type="float" office:value="4140">
            <text:p>414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mytilus edulis</text:p>
          </table:table-cell>
          <table:table-cell table:style-name="ACE-1" table:formula="of:=IF([.H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6.399999999999999">
            <text:p>36.4</text:p>
          </table:table-cell>
          <table:table-cell table:style-name="ACE-1" office:value-type="float" office:value="3.2999999999999998">
            <text:p>3.3</text:p>
          </table:table-cell>
          <table:table-cell table:style-name="ACE-1" office:value-type="float" office:value="3.2999999999999998">
            <text:p>3.3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423</text:p>
          </table:table-cell>
          <table:table-cell table:style-name="ACE-1" office:value-type="float" office:value="61.840000000000003">
            <text:p>61.84</text:p>
          </table:table-cell>
          <table:table-cell table:style-name="ACE-1" office:value-type="float" office:value="-78">
            <text:p>−78</text:p>
          </table:table-cell>
          <table:table-cell table:style-name="ACE-1" office:value-type="float" office:value="4390">
            <text:p>4390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mya pseudoarenaria</text:p>
          </table:table-cell>
          <table:table-cell table:style-name="ACE-1" table:formula="of:=IF([.H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1.5">
            <text:p>1.5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353</text:p>
          </table:table-cell>
          <table:table-cell table:style-name="ACE-1" office:value-type="float" office:value="61.869999999999997">
            <text:p>61.87</text:p>
          </table:table-cell>
          <table:table-cell table:style-name="ACE-1" office:value-type="float" office:value="-77.099999999999994">
            <text:p>−77.1</text:p>
          </table:table-cell>
          <table:table-cell table:style-name="ACE-1" office:value-type="float" office:value="7190">
            <text:p>719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hiatella arctica</text:p>
          </table:table-cell>
          <table:table-cell table:style-name="ACE-1" table:formula="of:=IF([.H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069</text:p>
          </table:table-cell>
          <table:table-cell table:style-name="ACE-1" office:value-type="float" office:value="62">
            <text:p>62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6725">
            <text:p>6725</text:p>
          </table:table-cell>
          <table:table-cell table:style-name="ACE-1" office:value-type="float" office:value="135">
            <text:p>135</text:p>
          </table:table-cell>
          <table:table-cell table:style-name="ACE-1" office:value-type="string">
            <text:p>shells</text:p>
          </table:table-cell>
          <table:table-cell table:style-name="ACE-1" table:formula="of:=IF([.H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Wagner1967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070</text:p>
          </table:table-cell>
          <table:table-cell table:style-name="ACE-1" office:value-type="float" office:value="62">
            <text:p>62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6785">
            <text:p>6785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shells</text:p>
          </table:table-cell>
          <table:table-cell table:style-name="ACE-1" table:formula="of:=IF([.H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1">
            <text:p>91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Wagner1967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071</text:p>
          </table:table-cell>
          <table:table-cell table:style-name="ACE-1" office:value-type="float" office:value="62">
            <text:p>62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7505">
            <text:p>7505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shells</text:p>
          </table:table-cell>
          <table:table-cell table:style-name="ACE-1" table:formula="of:=IF([.H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Wagner1967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412</text:p>
          </table:table-cell>
          <table:table-cell table:style-name="ACE-1" office:value-type="float" office:value="62.009999999999998">
            <text:p>62.01</text:p>
          </table:table-cell>
          <table:table-cell table:style-name="ACE-1" office:value-type="float" office:value="-78">
            <text:p>−78</text:p>
          </table:table-cell>
          <table:table-cell table:style-name="ACE-1" office:value-type="float" office:value="2880">
            <text:p>2880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mytilus edulis</text:p>
          </table:table-cell>
          <table:table-cell table:style-name="ACE-1" table:formula="of:=IF([.H1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2.399999999999999">
            <text:p>22.4</text:p>
          </table:table-cell>
          <table:table-cell table:style-name="ACE-1" office:value-type="float" office:value="3.2999999999999998">
            <text:p>3.3</text:p>
          </table:table-cell>
          <table:table-cell table:style-name="ACE-1" office:value-type="float" office:value="3.2999999999999998">
            <text:p>3.3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310</text:p>
          </table:table-cell>
          <table:table-cell table:style-name="ACE-1" office:value-type="float" office:value="62.140000000000001">
            <text:p>62.14</text:p>
          </table:table-cell>
          <table:table-cell table:style-name="ACE-1" office:value-type="float" office:value="-77.900000000000006">
            <text:p>−77.9</text:p>
          </table:table-cell>
          <table:table-cell table:style-name="ACE-1" office:value-type="float" office:value="7800">
            <text:p>780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hiatella arctica</text:p>
          </table:table-cell>
          <table:table-cell table:style-name="ACE-1" table:formula="of:=IF([.H1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Daigneault2008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399</text:p>
          </table:table-cell>
          <table:table-cell table:style-name="ACE-1" office:value-type="float" office:value="62.18">
            <text:p>62.18</text:p>
          </table:table-cell>
          <table:table-cell table:style-name="ACE-1" office:value-type="float" office:value="-78.099999999999994">
            <text:p>−78.1</text:p>
          </table:table-cell>
          <table:table-cell table:style-name="ACE-1" office:value-type="float" office:value="3980">
            <text:p>3980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mytilus edulis</text:p>
          </table:table-cell>
          <table:table-cell table:style-name="ACE-1" table:formula="of:=IF([.H1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2.399999999999999">
            <text:p>32.4</text:p>
          </table:table-cell>
          <table:table-cell table:style-name="ACE-1" office:value-type="float" office:value="3.2999999999999998">
            <text:p>3.3</text:p>
          </table:table-cell>
          <table:table-cell table:style-name="ACE-1" office:value-type="float" office:value="3.2999999999999998">
            <text:p>3.3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409</text:p>
          </table:table-cell>
          <table:table-cell table:style-name="ACE-1" office:value-type="float" office:value="62.25">
            <text:p>62.25</text:p>
          </table:table-cell>
          <table:table-cell table:style-name="ACE-1" office:value-type="float" office:value="-78">
            <text:p>−78</text:p>
          </table:table-cell>
          <table:table-cell table:style-name="ACE-1" office:value-type="float" office:value="7360">
            <text:p>73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hiatella arctica</text:p>
          </table:table-cell>
          <table:table-cell table:style-name="ACE-1" table:formula="of:=IF([.H1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51804</text:p>
          </table:table-cell>
          <table:table-cell table:style-name="ACE-1" office:value-type="float" office:value="62.420000000000002">
            <text:p>62.42</text:p>
          </table:table-cell>
          <table:table-cell table:style-name="ACE-1" office:value-type="float" office:value="-77.900000000000006">
            <text:p>−77.9</text:p>
          </table:table-cell>
          <table:table-cell table:style-name="ACE-1" office:value-type="float" office:value="2580">
            <text:p>258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salix charcoal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Gnumeric-default" office:value-type="string">
            <text:p>Martindale202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ECV-1795C</text:p>
          </table:table-cell>
          <table:table-cell table:style-name="ACE-1" office:value-type="float" office:value="62.420000000000002">
            <text:p>62.42</text:p>
          </table:table-cell>
          <table:table-cell table:style-name="ACE-1" office:value-type="float" office:value="-77.900000000000006">
            <text:p>−77.9</text:p>
          </table:table-cell>
          <table:table-cell table:style-name="ACE-1" office:value-type="float" office:value="2520">
            <text:p>25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bone, rangifer tarandu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float" office:value="1.3999999999999999">
            <text:p>1.4</text:p>
          </table:table-cell>
          <table:table-cell table:style-name="Gnumeric-default" office:value-type="string">
            <text:p>Harinton2003,Martindale202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2035</text:p>
          </table:table-cell>
          <table:table-cell table:style-name="ACE-1" office:value-type="float" office:value="62.450000000000003">
            <text:p>62.45</text:p>
          </table:table-cell>
          <table:table-cell table:style-name="ACE-1" office:value-type="float" office:value="-77.799999999999997">
            <text:p>−77.8</text:p>
          </table:table-cell>
          <table:table-cell table:style-name="ACE-1" office:value-type="float" office:value="7370">
            <text:p>737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hiatella arctica</text:p>
          </table:table-cell>
          <table:table-cell table:style-name="ACE-1" table:formula="of:=IF([.H1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.6000000000000001">
            <text:p>1.6</text:p>
          </table:table-cell>
          <table:table-cell table:style-name="ACE-1" office:value-type="float" office:value="1.6000000000000001">
            <text:p>1.6</text:p>
          </table:table-cell>
          <table:table-cell table:style-name="Gnumeric-default" office:value-type="string">
            <text:p>Daigneault2008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-702B</text:p>
          </table:table-cell>
          <table:table-cell table:style-name="ACE-1" office:value-type="float" office:value="62.520000000000003">
            <text:p>62.52</text:p>
          </table:table-cell>
          <table:table-cell table:style-name="ACE-1" office:value-type="float" office:value="-77.400000000000006">
            <text:p>−77.4</text:p>
          </table:table-cell>
          <table:table-cell table:style-name="ACE-1" office:value-type="float" office:value="7350">
            <text:p>735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shells</text:p>
          </table:table-cell>
          <table:table-cell table:style-name="ACE-1" table:formula="of:=IF([.H1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7.700000000000003">
            <text:p>77.7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Matthews1967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NPL58</text:p>
          </table:table-cell>
          <table:table-cell table:style-name="ACE-1" office:value-type="float" office:value="62.520000000000003">
            <text:p>62.52</text:p>
          </table:table-cell>
          <table:table-cell table:style-name="ACE-1" office:value-type="float" office:value="-77.400000000000006">
            <text:p>−77.4</text:p>
          </table:table-cell>
          <table:table-cell table:style-name="ACE-1" office:value-type="float" office:value="6900">
            <text:p>690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marine shells (hiatella arctica and mya truncata)</text:p>
          </table:table-cell>
          <table:table-cell table:style-name="ACE-1" table:formula="of:=IF([.H1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2.599999999999994">
            <text:p>8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Matthews196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327</text:p>
          </table:table-cell>
          <table:table-cell table:style-name="ACE-1" office:value-type="float" office:value="62.549999999999997">
            <text:p>62.55</text:p>
          </table:table-cell>
          <table:table-cell table:style-name="ACE-1" office:value-type="float" office:value="-77.400000000000006">
            <text:p>−77.4</text:p>
          </table:table-cell>
          <table:table-cell table:style-name="ACE-1" office:value-type="float" office:value="7750">
            <text:p>775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mya truncata</text:p>
          </table:table-cell>
          <table:table-cell table:style-name="ACE-1" table:formula="of:=IF([.H1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N-281</text:p>
          </table:table-cell>
          <table:table-cell table:style-name="ACE-1" office:value-type="float" office:value="62.549999999999997">
            <text:p>62.55</text:p>
          </table:table-cell>
          <table:table-cell table:style-name="ACE-1" office:value-type="float" office:value="-77.400000000000006">
            <text:p>−77.4</text:p>
          </table:table-cell>
          <table:table-cell table:style-name="ACE-1" office:value-type="float" office:value="7430">
            <text:p>743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hiatella arctica, mya truncata, clinocardium ciliatum</text:p>
          </table:table-cell>
          <table:table-cell table:style-name="ACE-1" table:formula="of:=IF([.H2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7">
            <text:p>4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Gnumeric-default" office:value-type="string">
            <text:p>Matthews1967,Matthews1967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410</text:p>
          </table:table-cell>
          <table:table-cell table:style-name="ACE-1" office:value-type="float" office:value="62.57">
            <text:p>62.57</text:p>
          </table:table-cell>
          <table:table-cell table:style-name="ACE-1" office:value-type="float" office:value="-78">
            <text:p>−78</text:p>
          </table:table-cell>
          <table:table-cell table:style-name="ACE-1" office:value-type="float" office:value="7230">
            <text:p>723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hiatella arctica</text:p>
          </table:table-cell>
          <table:table-cell table:style-name="ACE-1" table:formula="of:=IF([.H2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vujivi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322</text:p>
          </table:table-cell>
          <table:table-cell table:style-name="ACE-1" office:value-type="float" office:value="62.579999999999998">
            <text:p>62.58</text:p>
          </table:table-cell>
          <table:table-cell table:style-name="ACE-1" office:value-type="float" office:value="-78.099999999999994">
            <text:p>−78.1</text:p>
          </table:table-cell>
          <table:table-cell table:style-name="ACE-1" office:value-type="float" office:value="3170">
            <text:p>3170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mytilus edulis</text:p>
          </table:table-cell>
          <table:table-cell table:style-name="ACE-1" table:formula="of:=IF([.H2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2.399999999999999">
            <text:p>22.4</text:p>
          </table:table-cell>
          <table:table-cell table:style-name="ACE-1" office:value-type="float" office:value="3.2999999999999998">
            <text:p>3.3</text:p>
          </table:table-cell>
          <table:table-cell table:style-name="ACE-1" office:value-type="float" office:value="3.2999999999999998">
            <text:p>3.3</text:p>
          </table:table-cell>
          <table:table-cell table:style-name="Gnumeric-default" office:value-type="string">
            <text:p>McNeelyBrennan2005</text:p>
          </table:table-cell>
          <table:table-cell table:number-columns-repeated="240" table:style-name="ACE-1"/>
        </table:table-row>
        <table:table-row table:style-name="AROW-0" table:number-rows-repeated="19">
          <table:table-cell table:number-columns-repeated="256" table:style-name="ACE-1"/>
        </table:table-row>
        <table:table-row table:style-name="AROW-1">
          <table:table-cell table:number-columns-repeated="256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3" gnm:cursor-row="17">
          <gnm:selection gnm:start-col="13" gnm:start-row="17" gnm:end-col="13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0T09:07:1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